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loext:fill-use-slide-background="false" draw:textarea-vertical-align="middle"/>
    </style:style>
    <style:style style:name="gr2" style:family="graphic" style:parent-style-name="standard">
      <style:graphic-properties draw:stroke="none" svg:stroke-color="#000000" draw:fill="solid" draw:fill-color="#000000" draw:textarea-vertical-align="middle"/>
    </style:style>
    <style:style style:name="gr3" style:family="graphic" style:parent-style-name="standard">
      <style:graphic-properties draw:stroke="solid" svg:stroke-width="0.007cm" svg:stroke-color="#000000" draw:marker-start-width="0.21cm" draw:marker-end-width="0.21cm" draw:fill="solid" draw:fill-color="#000000" draw:textarea-vertical-align="middle" fo:padding-top="0.128cm" fo:padding-bottom="0.128cm" fo:padding-left="0.253cm" fo:padding-right="0.253cm"/>
    </style:style>
    <style:style style:name="gr4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079cm" fo:min-width="0cm" draw:shadow="hidden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 style:writing-mode="lr-tb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451cm" svg:height="0.488cm" svg:x="2.21cm" svg:y="0.612cm" svg:viewBox="0 0 452 489" svg:d="M415 92c-142 11-236 210-323 397-34-26-66-47-92-74 87-197 244-407 392-415 60 8 86 92 23 92z">
            <text:p/>
          </draw:path>
          <draw:path draw:style-name="gr1" draw:text-style-name="P1" draw:layer="layout" svg:width="0.451cm" svg:height="0.488cm" svg:x="1.34cm" svg:y="0.612cm" svg:viewBox="0 0 452 489" svg:d="M37 92c141 11 236 210 323 397 31-26 66-47 92-74-82-197-245-407-394-415-58 8-85 92-21 92z">
            <text:p/>
          </draw:path>
          <draw:path draw:style-name="gr2" draw:text-style-name="P2" draw:layer="layout" svg:width="0.722cm" svg:height="0.407cm" draw:transform="skewX (0.00907571211037056) rotate (-1.82561439758607) translate (3.12414659770685cm 1.17367716413748cm)" svg:viewBox="0 0 723 408" svg:d="M673 408c-87-79-176-161-265-247-48-29-87-40-137-21-66 20-124 41-187 62-60 16-116-78-63-99 74-35 158-61 231-92 74-21 150-11 211 26 84 76 171 153 260 226-18 50-34 98-50 145z">
            <text:p/>
          </draw:path>
          <draw:path draw:style-name="gr2" draw:text-style-name="P2" draw:layer="layout" svg:width="0.721cm" svg:height="0.399cm" draw:transform="rotate (-1.29957216103498) translate (3.02510631933508cm 2.56836985433176cm)" svg:viewBox="0 0 722 400" svg:d="M47 400c87-79 179-161 266-239 55-29 84-40 142-19 63 19 121 40 179 69 65 13 121-87 65-108-76-26-150-58-226-92-79-21-150-11-215 26-87 76-171 144-258 218 16 50 32 97 47 145z">
            <text:p/>
          </draw:path>
          <draw:path draw:style-name="gr2" draw:text-style-name="P2" draw:layer="layout" svg:width="0.719cm" svg:height="0.402cm" draw:transform="rotate (-2.709449130796) translate (3.55951118481744cm 2.25445372682744cm)" svg:viewBox="0 0 720 403" svg:d="M670 403c-84-79-170-163-262-242-48-29-84-40-140-22-65 21-123 45-181 69-58 18-121-79-66-106 77-29 153-57 232-91 73-21 147-11 210 29 87 73 171 144 257 218-18 50-29 97-50 145z">
            <text:p/>
          </draw:path>
          <draw:path draw:style-name="gr2" draw:text-style-name="P2" draw:layer="layout" svg:width="0.721cm" svg:height="0.407cm" draw:transform="skewX (-0.00610865238198016) rotate (1.82962865486566) translate (1.06129629855558cm 1.87240522439044cm)" svg:viewBox="0 0 722 408" svg:d="M47 408c87-82 179-163 266-247 47-29 84-40 139-21 66 21 124 42 182 65 65 19 121-79 66-105-77-29-155-58-229-89-76-21-150-11-213 26-87 79-171 147-258 226 18 50 31 97 47 145z">
            <text:p/>
          </draw:path>
          <draw:path draw:style-name="gr2" draw:text-style-name="P2" draw:layer="layout" svg:width="0.72cm" svg:height="0.406cm" draw:transform="skewX (-0.00453785605518523) rotate (1.31039320239734) translate (0.786945813316378cm 3.26793709767215cm)" svg:viewBox="0 0 721 407" svg:d="M671 407c-84-81-176-160-263-247-47-28-84-39-137-21-66 22-126 45-184 66-65 16-118-81-66-102 77-32 158-58 234-92 74-21 150-11 208 28 87 74 171 150 258 224-19 49-32 97-50 144z">
            <text:p/>
          </draw:path>
          <draw:path draw:style-name="gr2" draw:text-style-name="P2" draw:layer="layout" svg:width="0.72cm" svg:height="0.401cm" draw:transform="skewX (0.0151843644923507) rotate (2.71869937583157) translate (1.09731382851929cm 2.55425491193441cm)" svg:viewBox="0 0 721 402" svg:d="M52 402c82-82 174-160 261-242 50-28 84-39 142-18s121 40 179 69c65 18 116-79 68-105-81-29-157-61-231-95-79-21-152-11-213 26-87 76-171 144-258 217 18 48 34 100 52 148z">
            <text:p/>
          </draw:path>
          <draw:path draw:style-name="gr3" draw:text-style-name="P1" draw:layer="layout" svg:width="0.776cm" svg:height="1.9cm" svg:x="2.034cm" svg:y="1.487cm" svg:viewBox="0 0 777 1901" svg:d="M0 0c168 0 329 0 494 0 271 376 318 710 263 1144-55 404-342 720-757 757 0-634 0-1267 0-1901z">
            <text:p/>
          </draw:path>
          <draw:path draw:style-name="gr4" draw:text-style-name="P1" draw:layer="layout" svg:width="0.901cm" svg:height="0.443cm" svg:x="1.555cm" svg:y="0.951cm" svg:viewBox="0 0 902 444" svg:d="M0 444c0-73 21-150 58-218 45-71 97-123 168-168 68-37 145-58 226-58 79 0 155 21 226 58 69 45 124 97 166 168 37 68 58 145 58 218z">
            <text:p/>
          </draw:path>
          <draw:path draw:style-name="gr3" draw:text-style-name="P1" draw:layer="layout" svg:width="0.769cm" svg:height="1.9cm" svg:x="1.19cm" svg:y="1.487cm" svg:viewBox="0 0 770 1901" svg:d="M770 0c-161 0-326 0-487 0-271 376-318 710-263 1144 50 404 342 720 750 757 0-634 0-1267 0-1901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06T10:53:11.513518650</dc:date>
    <meta:editing-duration>PT4M59S</meta:editing-duration>
    <meta:editing-cycles>3</meta:editing-cycles>
    <meta:generator>LibreOffice/7.4.0.3$MacOSX_X86_64 LibreOffice_project/f85e47c08ddd19c015c0114a68350214f7066f5a</meta:generator>
    <meta:document-statistic meta:object-count="12"/>
  </office:meta>
</office:document-meta>
</file>